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pr1" style:family="presentation" style:parent-style-name="標準-title">
      <style:graphic-properties fo:min-height="3.256cm"/>
    </style:style>
    <style:style style:name="pr2" style:family="presentation" style:parent-style-name="標準-subtitle">
      <style:graphic-properties draw:fill-color="#ffffff" fo:min-height="13.609cm"/>
    </style:style>
    <style:style style:name="pr3" style:family="presentation" style:parent-style-name="標準-notes">
      <style:graphic-properties draw:fill-color="#ffffff" draw:auto-grow-height="true" fo:min-height="13.365cm"/>
    </style:style>
    <style:style style:name="pr4" style:family="presentation" style:parent-style-name="標準-title">
      <style:graphic-properties draw:auto-grow-height="true" fo:min-height="3.507cm"/>
    </style:style>
    <style:style style:name="pr5" style:family="presentation" style:parent-style-name="標準-outline1">
      <style:graphic-properties fo:min-height="13.609cm"/>
    </style:style>
    <style:style style:name="pr6" style:family="presentation" style:parent-style-name="標準-notes">
      <style:graphic-properties draw:fill-color="#ffffff" fo:min-height="13.114cm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4" draw:layer="layout" svg:width="25.199cm" svg:height="3.507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各層のバイナリ特徴の確率的な振る舞いは</text:p>
              </text:list-item>
              <text:list-item>
                <text:p>決定的に置き換えることができる</text:p>
              </text:list-item>
              <text:list-item>
                <text:p>実数確率とDBMは以下のようにして、初期化できる。決定的な多層のニューラルネットワーク</text:p>
              </text:list-item>
              <text:list-item>
                <text:p/>
              </text:list-item>
              <text:list-item>
                <text:p>それぞれの入力ベクトル</text:p>
              </text:list-item>
              <text:list-item>
                <text:p>平均場の影響は近似事後確率</text:p>
              </text:list-item>
              <text:list-item>
                <text:p>この事後確率の周辺確率は</text:p>
              </text:list-item>
            </text:list>
          </draw:text-box>
        </draw:frame>
        <draw:frame draw:style-name="gr2" draw:layer="layout" svg:width="0.546cm" svg:height="0.562cm" svg:x="14.554cm" svg:y="12.41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1.799cm" svg:height="0.637cm" svg:x="17.554cm" svg:y="13.91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2.697cm" svg:height="0.747cm" svg:x="16.054cm" svg:y="15.516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周辺確率</text:p>
              </text:list-item>
              <text:list-item>
                <text:p>と一緒になったデータは</text:p>
              </text:list-item>
              <text:list-item>
                <text:p>図３内に示したdeep multilayer neural networkについての“augmented” inputを生成するために用いられる</text:p>
              </text:list-item>
              <text:list-item>
                <text:p>入力の稀な表現はDBMから</text:p>
                <text:p>決定的なNN（deterministic neural network）</text:p>
                <text:p>に変換される</text:p>
              </text:list-item>
            </text:list>
          </draw:text-box>
        </draw:frame>
        <draw:frame draw:style-name="gr2" draw:layer="layout" svg:width="2.697cm" svg:height="0.747cm" svg:x="7.354cm" svg:y="5.11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1.998cm" svg:height="0.724cm" svg:x="16.054cm" svg:y="15.517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gradient-based fine-tunning</text:p>
                <text:p>(勾配ベースの微調整)</text:p>
              </text:list-item>
              <text:list-item>
                <text:p>は、　　　　を無視するために</text:p>
              </text:list-item>
              <text:list-item>
                <text:p>選択するかもしれず、(何を？）</text:p>
              </text:list-item>
              <text:list-item>
                <text:p>すなわち（i.e.），最初の層の結合　　　は</text:p>
                <text:p>０へ向かうかもしれない</text:p>
              </text:list-item>
              <text:list-item>
                <text:p>そして，それ（何？）は標準的なニューラルネットの結果となるだろう</text:p>
                <text:p/>
              </text:list-item>
            </text:list>
          </draw:text-box>
        </draw:frame>
        <draw:frame draw:style-name="gr2" draw:layer="layout" svg:width="1.998cm" svg:height="0.724cm" svg:x="4.955cm" svg:y="8.31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977cm" svg:height="0.649cm" svg:x="18.155cm" svg:y="11.716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反対に，このネットワークが第一層</text:p>
              </text:list-item>
              <text:list-item>
                <text:p>の駆動によって, 0へ向かうことは</text:p>
              </text:list-item>
              <text:list-item>
                <text:p>ネットワークは入力を無視するために</text:p>
              </text:list-item>
              <text:list-item>
                <text:p>選択するかもしれない</text:p>
              </text:list-item>
              <text:list-item>
                <text:p/>
              </text:list-item>
              <text:list-item>
                <text:p>実験の結果からは、しかしながら、ネットワークは</text:p>
                <text:p>予測を作るために全体的に増大された入力を</text:p>
              </text:list-item>
              <text:list-item>
                <text:p>使うだろう</text:p>
              </text:list-item>
            </text:list>
          </draw:text-box>
        </draw:frame>
        <draw:frame draw:style-name="gr2" draw:layer="layout" svg:width="0.977cm" svg:height="0.649cm" svg:x="18.956cm" svg:y="5.217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IPA モナー P明朝'" style:font-family-generic="roman" style:font-pitch="variable" fo:font-size="24pt" fo:language="en" fo:country="US" style:font-family-asian="'IPA モナー Pゴシック'" style:font-family-generic-asian="system" style:font-pitch-asian="variable" style:font-size-asian="24pt" style:language-asian="ja" style:country-asian="JP" style:font-family-complex="'IPA モナー Pゴシック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IPA モナー Pゴシック'" style:font-family-generic="roman" style:font-pitch="variable" fo:font-size="18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18pt" style:font-style-asian="normal" style:font-weight-asian="normal" style:font-family-complex="'IPA モナー P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IPA モナー Pゴシック'" style:font-family-generic="roman" style:font-pitch="variable" fo:font-size="20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20pt" style:font-style-asian="normal" style:font-weight-asian="normal" style:font-family-complex="'IPA モナー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IPA モナー Pゴシック'" style:font-family-generic="roman" style:font-pitch="variable" fo:font-size="32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32pt" style:font-style-asian="normal" style:font-weight-asian="normal" style:font-family-complex="'IPA モナー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IPA モナー Pゴシック'" style:font-family-generic="roman" style:font-pitch="variable" fo:font-size="32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32pt" style:font-style-asian="normal" style:font-weight-asian="normal" style:font-family-complex="'IPA モナー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IPA モナー Pゴシック'" style:font-family-generic="roman" style:font-pitch="variable" fo:font-size="44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44pt" style:font-style-asian="normal" style:font-weight-asian="normal" style:font-family-complex="'IPA モナー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番号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kitaka Shiogai</meta:initial-creator>
    <meta:creation-date>2011-01-18T19:30:59</meta:creation-date>
    <meta:editing-duration>PT00H53M58S</meta:editing-duration>
    <meta:editing-cycles>52</meta:editing-cycles>
    <dc:date>2011-01-18T20:24:53</dc:date>
    <dc:creator>Akitaka Shiogai</dc:creator>
    <meta:generator>OpenOffice.org/3.1$Linux OpenOffice.org_project/310m19$Build-9420</meta:generator>
    <meta:document-statistic meta:object-count="4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i>v</math:mi>
      </math:mrow>
    </math:mstyle>
    <math:annotation math:encoding="StarMath 5.0">bold v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q</math:mi>
      <math:mrow>
        <math:mo math:stretchy="false">(</math:mo>
        <math:mrow>
          <math:mstyle math:fontweight="bold">
            <math:mrow>
              <math:mi>h</math:mi>
            </math:mrow>
          </math:mstyle>
          <math:mo math:stretchy="false">∣</math:mo>
          <math:mstyle math:fontweight="bold">
            <math:mrow>
              <math:mi>v</math:mi>
            </math:mrow>
          </math:mstyle>
        </math:mrow>
        <math:mo math:stretchy="false">)</math:mo>
      </math:mrow>
    </math:mrow>
    <math:annotation math:encoding="StarMath 5.0">q(bold h divides bold v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q</math:mi>
      <math:mrow>
        <math:mo math:stretchy="false">(</math:mo>
        <math:mrow>
          <math:mrow>
            <math:msubsup>
              <math:mi>h</math:mi>
              <math:mi>j</math:mi>
              <math:mn>2</math:mn>
            </math:msubsup>
            <math:mo math:stretchy="false">=</math:mo>
            <math:mn>1</math:mn>
          </math:mrow>
          <math:mo math:stretchy="false">∣</math:mo>
          <math:mstyle math:fontweight="bold">
            <math:mrow>
              <math:mi>v</math:mi>
            </math:mrow>
          </math:mstyle>
        </math:mrow>
        <math:mo math:stretchy="false">)</math:mo>
      </math:mrow>
    </math:mrow>
    <math:annotation math:encoding="StarMath 5.0">q(h^2_j = 1 divides bold v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q</math:mi>
      <math:mrow>
        <math:mo math:stretchy="false">(</math:mo>
        <math:mrow>
          <math:mrow>
            <math:msubsup>
              <math:mi>h</math:mi>
              <math:mi>j</math:mi>
              <math:mn>2</math:mn>
            </math:msubsup>
            <math:mo math:stretchy="false">=</math:mo>
            <math:mn>1</math:mn>
          </math:mrow>
          <math:mo math:stretchy="false">∣</math:mo>
          <math:mstyle math:fontweight="bold">
            <math:mrow>
              <math:mi>v</math:mi>
            </math:mrow>
          </math:mstyle>
        </math:mrow>
        <math:mo math:stretchy="false">)</math:mo>
      </math:mrow>
    </math:mrow>
    <math:annotation math:encoding="StarMath 5.0">q(h^2_j = 1 divides bold v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q</math:mi>
      <math:mrow>
        <math:mo math:stretchy="false">(</math:mo>
        <math:mrow>
          <math:mstyle math:fontweight="bold">
            <math:mrow>
              <math:msup>
                <math:mi>h</math:mi>
                <math:mn>2</math:mn>
              </math:msup>
            </math:mrow>
          </math:mstyle>
          <math:mo math:stretchy="false">∣</math:mo>
          <math:mstyle math:fontweight="bold">
            <math:mrow>
              <math:mi>v</math:mi>
            </math:mrow>
          </math:mstyle>
        </math:mrow>
        <math:mo math:stretchy="false">)</math:mo>
      </math:mrow>
    </math:mrow>
    <math:annotation math:encoding="StarMath 5.0">q(bold h^2 divides bold v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q</math:mi>
      <math:mrow>
        <math:mo math:stretchy="false">(</math:mo>
        <math:mrow>
          <math:mstyle math:fontweight="bold">
            <math:mrow>
              <math:msup>
                <math:mi>h</math:mi>
                <math:mn>2</math:mn>
              </math:msup>
            </math:mrow>
          </math:mstyle>
          <math:mo math:stretchy="false">∣</math:mo>
          <math:mstyle math:fontweight="bold">
            <math:mrow>
              <math:mi>v</math:mi>
            </math:mrow>
          </math:mstyle>
        </math:mrow>
        <math:mo math:stretchy="false">)</math:mo>
      </math:mrow>
    </math:mrow>
    <math:annotation math:encoding="StarMath 5.0">q(bold h^2 divides bold v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sup>
          <math:mi>W</math:mi>
          <math:mn>2</math:mn>
        </math:msup>
      </math:mrow>
    </math:mstyle>
    <math:annotation math:encoding="StarMath 5.0">bold W^2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sup>
          <math:mi>W</math:mi>
          <math:mn>1</math:mn>
        </math:msup>
      </math:mrow>
    </math:mstyle>
    <math:annotation math:encoding="StarMath 5.0">bold W^1</math:annotation>
  </math:semantics>
</math:math>
</file>